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draw:fill="none" draw:stroke="solid" svg:stroke-width="0.01389in" svg:stroke-color="#000000" svg:stroke-opacity="100%"/>
    </style:style>
    <style:style style:family="paragraph" style:name="a1429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8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7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4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4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4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4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4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4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41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1402" draw:master-page-name="Master1-Layout2-obj-Title-and-Content" presentation:presentation-page-layout-name="Master1-PPL2" draw:id="Slide-256">
        <draw:frame draw:id="id288" presentation:style-name="a1406" draw:name="Title 3" svg:x="0.74074in" svg:y="0.66667in" svg:width="9.40143in" svg:height="1.44444in" presentation:class="title" presentation:placeholder="false">
          <draw:text-box>
            <text:p text:style-name="a1405" text:class-names="" text:cond-style-name=""><text:span text:style-name="a1403" text:class-names="">Idées d’évolutions du site decidelabiolocale.org</text:span><text:span text:style-name="a1404" text:class-names=""/></text:p>
          </draw:text-box>
          <svg:title/>
          <svg:desc/>
        </draw:frame>
        <draw:frame draw:id="id289" presentation:style-name="a1449" draw:name="Content Placeholder 4" svg:x="0.48696in" svg:y="2.11111in" svg:width="4.83104in" svg:height="5.0356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Liste de producteurs présentée avec des fiches et pas avec un tableau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Recherche plus adaptée et plus évoluée sur la liste de producteurs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Par type de producteur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Par produit / type de produit</text:span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Par proximité par rapport à un lieu / ville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2" text:class-names="">Par critère : bio / certification en cours / y tendant</text:span></text:p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5" text:class-names="">Par mode de vente / site de vente</text:span></text:p>
                  </text:list-item>
                </text:list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Recherche plus adaptée et plus évoluée sur les lieux de vente</text:span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Par type de lieu de vente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Par produit / type de produit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7" text:class-names="">Par proximité par rapport à un lieu / ville</text:span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40" text:class-names="">Par critère bio</text:span></text:p>
                  </text:list-item>
                </text:list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Etendre ces types de recherche sur la carte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Unifier la recherche des producteurs et des lieux de vente</text:span></text:p>
              </text:list-item>
            </text:list>
          </draw:text-box>
          <svg:title/>
          <svg:desc/>
        </draw:frame>
        <draw:frame draw:id="id290" draw:style-name="a1468" draw:name="Content Placeholder 4" svg:x="5.44145in" svg:y="2.11111in" svg:width="4.95449in" svg:height="5.03568in">
          <draw:text-box>
            <text:list text:style-name="a1452">
              <text:list-item>
                <text:p text:style-name="a1451" text:class-names="" text:cond-style-name=""><text:span text:style-name="a1450" text:class-names="">Montrer sur la carte les liens entre producteurs et lieux de vente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Producteurs et lieux favoris par utilisateur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Accès direct aux sites permettant d’acheter (cagette.net, local.direct, locavor.fr, etc.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Bascule entre liste et carte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Impression de fiche(s) producteur(s)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Annuaire papier</text:span></text:p>
              </text:list-item>
            </text:list>
          </draw:text-box>
          <svg:title/>
          <svg:desc/>
        </draw:frame>
        <draw:custom-shape svg:x="0.48696in" svg:y="2.00917in" svg:width="4.83104in" svg:height="2.61468in" draw:id="id291" draw:style-name="a1471" draw:name="Rounded Rectangle 4">
          <svg:title/>
          <svg:desc/>
          <text:p text:style-name="a1470" text:class-names="" text:cond-style-name=""><text:span text:style-name="a14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7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1477">
          <draw:page-thumbnail draw:page-number="1" svg:x="0.75in" svg:y="1.25in" svg:width="6in" svg:height="3.375in" presentation:class="page" draw:id="id292" presentation:style-name="a1472" draw:name="Slide Image Placeholder 1">
            <svg:title/>
            <svg:desc/>
          </draw:page-thumbnail>
          <draw:frame draw:id="id293" presentation:style-name="a147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4" draw:style-name="a1476" draw:name="Slide Number Placeholder 3" svg:x="4.24826in" svg:y="9.49826in" svg:width="3.25in" svg:height="0.50174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478" draw:master-page-name="Master1-Layout2-obj-Title-and-Content" presentation:presentation-page-layout-name="Master1-PPL2" draw:id="Slide-257">
        <draw:frame draw:id="id295" presentation:style-name="a1479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296" presentation:style-name="a1480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4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solid" svg:stroke-width="0.01389in" svg:stroke-color="#000000" svg:stroke-opacity="100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solid" svg:stroke-width="0.01389in" svg:stroke-color="#000000" svg:stroke-opacity="100%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draw:fill="none" draw:stroke="solid" svg:stroke-width="0.01389in" svg:stroke-color="#000000" svg:stroke-opacity="100%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1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solid" svg:stroke-width="0.01389in" svg:stroke-color="#000000" svg:stroke-opacity="100%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3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none" draw:stroke="solid" svg:stroke-width="0.01389in" svg:stroke-color="#000000" svg:stroke-opacity="100%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graphic" style:name="a9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4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none" draw:stroke="solid" svg:stroke-width="0.01389in" svg:stroke-color="#000000" svg:stroke-opacity="100%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9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draw:fill="none" draw:stroke="solid" svg:stroke-width="0.01389in" svg:stroke-color="#000000" svg:stroke-opacity="100%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paragraph" style:name="a1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9/2021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5">
        <draw:frame draw:id="id16" presentation:style-name="a58" draw:name="Header Placeholder 1" svg:x="0in" svg:y="0in" svg:width="3.25in" svg:height="0.50174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7" presentation:style-name="a62" draw:name="Date Placeholder 2" svg:x="4.24826in" svg:y="0in" svg:width="3.25in" svg:height="0.50174in" presentation:class="date-time" presentation:placeholder="false">
          <draw:text-box>
            <text:p text:style-name="a61" text:class-names="" text:cond-style-name=""><text:span text:style-name="a59" text:class-names=""><text:date text:fixed="false" style:data-style-name="a60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3" draw:name="Slide Image Placeholder 3">
          <svg:title/>
          <svg:desc/>
        </draw:page-thumbnail>
        <draw:frame draw:id="id19" presentation:style-name="a78" draw:name="Notes Placeholder 4" svg:x="0.75in" svg:y="4.8125in" svg:width="6in" svg:height="3.9375in" presentation:class="notes" presentation:placeholder="false">
          <draw:text-box>
            <text:p text:style-name="a65" text:class-names="" text:cond-style-name=""><text:span text:style-name="a64" text:class-names="">Edit Master text styles</text:span></text:p>
            <text:list text:style-name="a68">
              <text:list-item>
                <text:list text:style-name="a68">
                  <text:list-item>
                    <text:p text:style-name="a67" text:class-names="" text:cond-style-name=""><text:span text:style-name="a66" text:class-names="">Second level</text:span></text:p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p text:style-name="a70" text:class-names="" text:cond-style-name=""><text:span text:style-name="a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p text:style-name="a73" text:class-names="" text:cond-style-name=""><text:span text:style-name="a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list text:style-name="a77">
                              <text:list-item>
                                <text:p text:style-name="a76" text:class-names="" text:cond-style-name=""><text:span text:style-name="a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1" draw:name="Footer Placeholder 5" svg:x="0in" svg:y="9.49826in" svg:width="3.25in" svg:height="0.50174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21" presentation:style-name="a84" draw:name="Slide Number Placeholder 6" svg:x="4.24826in" svg:y="9.49826in" svg:width="3.25in" svg:height="0.50174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6">
      <draw:g draw:name="Group 6" draw:id="id22">
        <svg:title/>
        <svg:desc/>
        <draw:connector draw:type="line" svg:x1="10.24826in" svg:y1="0in" svg:x2="11.5816in" svg:y2="7.5in" draw:id="id28" draw:style-name="a103" draw:name="Straight Connector 31">
          <svg:title/>
          <svg:desc/>
        </draw:connector>
        <draw:connector draw:type="line" svg:x1="13.32986in" svg:y1="4.02604in" svg:x2="8.12037in" svg:y2="7.5in" draw:id="id29" draw:style-name="a104" draw:name="Straight Connector 20">
          <svg:title/>
          <svg:desc/>
        </draw:connector>
        <draw:custom-shape svg:x="10.04098in" svg:y="-0.00926in" svg:width="3.28888in" svg:height="7.50926in" draw:id="id30" draw:style-name="a107" draw:name="Rectangle 23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0" draw:name="Rectangle 25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3" draw:name="Isosceles Triangle 26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16" draw:name="Rectangle 27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19" draw:name="Rectangle 28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2" draw:name="Rectangle 29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5" draw:name="Isosceles Triangle 30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28" draw:transform="translate(-0.46073in -3.09829in) rotate(-3.14159) translate(0.46073in 3.09829in)" draw:name="Isosceles Triangle 18">
          <svg:title/>
          <svg:desc/>
          <text:p text:style-name="a127" text:class-names="" text:cond-style-name=""><text:span text:style-name="a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89" draw:name="Title 1" svg:x="1.64815in" svg:y="2.62963in" svg:width="8.49402in" svg:height="1.80042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4" presentation:style-name="a92" draw:name="Subtitle 2" svg:x="1.64815in" svg:y="4.43004in" svg:width="8.49402in" svg:height="1.19958in" presentation:class="subtitle" presentation:placeholder="false">
        <draw:text-box>
          <text:p text:style-name="a91" text:class-names="" text:cond-style-name=""><text:span text:style-name="a90" text:class-names="">Click to edit Master subtitle style</text:span></text:p>
        </draw:text-box>
        <svg:title/>
        <svg:desc/>
      </draw:frame>
      <draw:frame draw:id="id2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6/9/2021</text:date></text:span></text:p>
        </draw:text-box>
        <svg:title/>
        <svg:desc/>
      </draw:frame>
      <draw:frame draw:id="id2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frame draw:id="id16" presentation:style-name="a131" draw:name="Header Placeholder 1" svg:x="0in" svg:y="0in" svg:width="3.25in" svg:height="0.50174in" presentation:class="head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7" presentation:style-name="a135" draw:name="Date Placeholder 2" svg:x="4.24826in" svg:y="0in" svg:width="3.25in" svg:height="0.50174in" presentation:class="date-time" presentation:placeholder="false">
          <draw:text-box>
            <text:p text:style-name="a134" text:class-names="" text:cond-style-name=""><text:span text:style-name="a132" text:class-names=""><text:date text:fixed="false" style:data-style-name="a133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6" draw:name="Slide Image Placeholder 3">
          <svg:title/>
          <svg:desc/>
        </draw:page-thumbnail>
        <draw:frame draw:id="id19" presentation:style-name="a151" draw:name="Notes Placeholder 4" svg:x="0.75in" svg:y="4.8125in" svg:width="6in" svg:height="3.9375in" presentation:class="notes" presentation:placeholder="false">
          <draw:text-box>
            <text:p text:style-name="a138" text:class-names="" text:cond-style-name=""><text:span text:style-name="a137" text:class-names="">Edit Master text styles</text:span></text:p>
            <text:list text:style-name="a141">
              <text:list-item>
                <text:list text:style-name="a141">
                  <text:list-item>
                    <text:p text:style-name="a140" text:class-names="" text:cond-style-name=""><text:span text:style-name="a139" text:class-names="">Second level</text:span></text:p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p text:style-name="a143" text:class-names="" text:cond-style-name=""><text:span text:style-name="a1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p text:style-name="a146" text:class-names="" text:cond-style-name=""><text:span text:style-name="a1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list text:style-name="a150">
                              <text:list-item>
                                <text:p text:style-name="a149" text:class-names="" text:cond-style-name=""><text:span text:style-name="a1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4" draw:name="Footer Placeholder 5" svg:x="0in" svg:y="9.49826in" svg:width="3.25in" svg:height="0.50174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21" presentation:style-name="a157" draw:name="Slide Number Placeholder 6" svg:x="4.24826in" svg:y="9.49826in" svg:width="3.25in" svg:height="0.50174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59">
      <draw:g draw:name="Group 6" draw:id="id38">
        <svg:title/>
        <svg:desc/>
        <draw:connector draw:type="line" svg:x1="10.24826in" svg:y1="0in" svg:x2="11.5816in" svg:y2="7.5in" draw:id="id44" draw:layer="Master1-bg" draw:style-name="a189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0" draw:name="Straight Connector 20">
          <svg:title/>
          <svg:desc/>
        </draw:connector>
        <draw:custom-shape svg:x="10.04098in" svg:y="-0.00926in" svg:width="3.28888in" svg:height="7.50926in" draw:id="id46" draw:layer="Master1-bg" draw:style-name="a193" draw:name="Rectangle 23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196" draw:name="Rectangle 25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199" draw:name="Isosceles Tri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2" draw:name="Rect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05" draw:name="Rect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08" draw:name="Rectangle 29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1" draw:name="Isosceles Triangle 27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14" draw:name="Isosceles Triangle 28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2" draw:name="Title 1" svg:x="0.74074in" svg:y="0.66667in" svg:width="9.40143in" svg:height="1.4444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40" presentation:style-name="a178" draw:name="Content Placeholder 2" svg:x="0.74074in" svg:y="2.36285in" svg:width="9.40143in" svg:height="4.24406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Master text styles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3" svg:x="7.87963in" svg:y="6.60691in" svg:width="0.99731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6/9/2021</text:date></text:span></text:p>
        </draw:text-box>
        <svg:title/>
        <svg:desc/>
      </draw:frame>
      <draw:frame draw:id="id42" presentation:style-name="a185" draw:name="Footer Placeholder 4" svg:x="0.74074in" svg:y="6.60691in" svg:width="6.8871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5" svg:x="9.39486in" svg:y="6.60691in" svg:width="0.74731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44">
        <draw:frame draw:id="id16" presentation:style-name="a217" draw:name="Header Placeholder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7" presentation:style-name="a221" draw:name="Date Placeholder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2" draw:name="Slide Image Placeholder 3">
          <svg:title/>
          <svg:desc/>
        </draw:page-thumbnail>
        <draw:frame draw:id="id19" presentation:style-name="a237" draw:name="Notes Placeholder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Edit Master text styles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cond le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0" draw:name="Footer Placehold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21" presentation:style-name="a243" draw:name="Slide Number Placeholder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45">
      <draw:g draw:name="Group 6" draw:id="id54">
        <svg:title/>
        <svg:desc/>
        <draw:connector draw:type="line" svg:x1="10.24826in" svg:y1="0in" svg:x2="11.5816in" svg:y2="7.5in" draw:id="id60" draw:layer="Master1-bg" draw:style-name="a263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64" draw:name="Straight Connector 20">
          <svg:title/>
          <svg:desc/>
        </draw:connector>
        <draw:custom-shape svg:x="10.04098in" svg:y="-0.00926in" svg:width="3.28888in" svg:height="7.50926in" draw:id="id62" draw:layer="Master1-bg" draw:style-name="a267" draw:name="Rectangle 23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0" draw:name="Rectangle 25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73" draw:name="Isosceles Triangle 23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76" draw:name="Rectangle 27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79" draw:name="Rectangle 28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2" draw:name="Rectangle 29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85" draw:name="Isosceles Triangle 27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88" draw:name="Isosceles Triangle 28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48" draw:name="Title 1" svg:x="0.74074in" svg:y="2.9537in" svg:width="9.40143in" svg:height="1.99757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56" presentation:style-name="a252" draw:name="Text Placeholder 2" svg:x="0.74074in" svg:y="4.95128in" svg:width="9.40143in" svg:height="0.9409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</draw:text-box>
        <svg:title/>
        <svg:desc/>
      </draw:frame>
      <draw:frame draw:id="id57" presentation:style-name="a256" draw:name="Date Placeholder 3" svg:x="7.87963in" svg:y="6.60691in" svg:width="0.99731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6/9/2021</text:date></text:span></text:p>
        </draw:text-box>
        <svg:title/>
        <svg:desc/>
      </draw:frame>
      <draw:frame draw:id="id58" presentation:style-name="a259" draw:name="Footer Placeholder 4" svg:x="0.74074in" svg:y="6.60691in" svg:width="6.8871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59" presentation:style-name="a262" draw:name="Slide Number Placeholder 5" svg:x="9.39486in" svg:y="6.60691in" svg:width="0.74731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1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7" presentation:style-name="a295" draw:name="Date Placeholder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96" draw:name="Slide Image Placeholder 3">
          <svg:title/>
          <svg:desc/>
        </draw:page-thumbnail>
        <draw:frame draw:id="id19" presentation:style-name="a311" draw:name="Notes Placeholder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Edit Master text styles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Second level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14" draw:name="Footer Placeholder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21" presentation:style-name="a317" draw:name="Slide Number Placeholder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19">
      <draw:g draw:name="Group 6" draw:id="id70">
        <svg:title/>
        <svg:desc/>
        <draw:connector draw:type="line" svg:x1="10.24826in" svg:y1="0in" svg:x2="11.5816in" svg:y2="7.5in" draw:id="id77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66" draw:name="Straight Connector 20">
          <svg:title/>
          <svg:desc/>
        </draw:connector>
        <draw:custom-shape svg:x="10.04098in" svg:y="-0.00926in" svg:width="3.28888in" svg:height="7.50926in" draw:id="id79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22" draw:name="Title 1" svg:x="0.74074in" svg:y="0.66667in" svg:width="9.40143in" svg:height="1.44444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72" presentation:style-name="a338" draw:name="Content Placeholder 2" svg:x="0.74074in" svg:y="2.36285in" svg:width="4.57572in" svg:height="4.24406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54" draw:name="Content Placeholder 3" svg:x="5.56646in" svg:y="2.36285in" svg:width="4.57572in" svg:height="4.24406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8" draw:name="Date Placeholder 4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6/9/2021</text:date></text:span></text:p>
        </draw:text-box>
        <svg:title/>
        <svg:desc/>
      </draw:frame>
      <draw:frame draw:id="id75" presentation:style-name="a361" draw:name="Footer Placeholder 5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6" presentation:style-name="a364" draw:name="Slide Number Placeholder 6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frame draw:id="id16" presentation:style-name="a393" draw:name="Header Placeholder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7" presentation:style-name="a397" draw:name="Date Placeholder 2" svg:x="4.24826in" svg:y="0in" svg:width="3.25in" svg:height="0.50174in" presentation:class="date-time" presentation:placeholder="false">
          <draw:text-box>
            <text:p text:style-name="a396" text:class-names="" text:cond-style-name=""><text:span text:style-name="a394" text:class-names=""><text:date text:fixed="false" style:data-style-name="a395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98" draw:name="Slide Image Placeholder 3">
          <svg:title/>
          <svg:desc/>
        </draw:page-thumbnail>
        <draw:frame draw:id="id19" presentation:style-name="a413" draw:name="Notes Placeholder 4" svg:x="0.75in" svg:y="4.8125in" svg:width="6in" svg:height="3.9375in" presentation:class="notes" presentation:placeholder="false">
          <draw:text-box>
            <text:p text:style-name="a400" text:class-names="" text:cond-style-name=""><text:span text:style-name="a399" text:class-names="">Edit Master text styles</text:span></text:p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>Second level</text:span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p text:style-name="a405" text:class-names="" text:cond-style-name=""><text:span text:style-name="a4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p text:style-name="a408" text:class-names="" text:cond-style-name=""><text:span text:style-name="a4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list text:style-name="a412">
                              <text:list-item>
                                <text:p text:style-name="a411" text:class-names="" text:cond-style-name=""><text:span text:style-name="a4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16" draw:name="Footer Placeholder 5" svg:x="0in" svg:y="9.49826in" svg:width="3.25in" svg:height="0.50174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21" presentation:style-name="a419" draw:name="Slide Number Placeholder 6" svg:x="4.24826in" svg:y="9.49826in" svg:width="3.25in" svg:height="0.50174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21">
      <draw:g draw:name="Group 6" draw:id="id87">
        <svg:title/>
        <svg:desc/>
        <draw:connector draw:type="line" svg:x1="10.24826in" svg:y1="0in" svg:x2="11.5816in" svg:y2="7.5in" draw:id="id96" draw:layer="Master1-bg" draw:style-name="a475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76" draw:name="Straight Connector 20">
          <svg:title/>
          <svg:desc/>
        </draw:connector>
        <draw:custom-shape svg:x="10.04098in" svg:y="-0.00926in" svg:width="3.28888in" svg:height="7.50926in" draw:id="id98" draw:layer="Master1-bg" draw:style-name="a479" draw:name="Rectangle 23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82" draw:name="Rectangle 25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85" draw:name="Isosceles Triangle 23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488" draw:name="Rectangle 27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491" draw:name="Rectangle 28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494" draw:name="Rectangle 29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497" draw:name="Isosceles Triangle 27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00" draw:name="Isosceles Triangle 28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24" draw:name="Title 1" svg:x="0.74074in" svg:y="0.66667in" svg:width="9.40143in" svg:height="1.44444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89" presentation:style-name="a428" draw:name="Text Placeholder 2" svg:x="0.739in" svg:y="2.36328in" svg:width="4.57745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title/>
        <svg:desc/>
      </draw:frame>
      <draw:frame draw:id="id90" presentation:style-name="a444" draw:name="Content Placeholder 3" svg:x="0.739in" svg:y="2.99349in" svg:width="4.57745in" svg:height="3.61343in" presentation:class="object" presentation:placeholder="false">
        <draw:text-box>
          <text:list text:style-name="a431">
            <text:list-item>
              <text:p text:style-name="a430" text:class-names="" text:cond-style-name=""><text:span text:style-name="a429" text:class-names="">Edit Master text styles</text:span></text:p>
            </text:list-item>
          </text:list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48" draw:name="Text Placeholder 4" svg:x="5.56472in" svg:y="2.36328in" svg:width="4.57745in" svg:height="0.63021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Edit Master text styles</text:span></text:p>
            </text:list-item>
          </text:list>
        </draw:text-box>
        <svg:title/>
        <svg:desc/>
      </draw:frame>
      <draw:frame draw:id="id92" presentation:style-name="a464" draw:name="Content Placeholder 5" svg:x="5.56472in" svg:y="2.99349in" svg:width="4.57745in" svg:height="3.61343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68" draw:name="Date Placeholder 6" svg:x="7.87963in" svg:y="6.60691in" svg:width="0.99731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6/9/2021</text:date></text:span></text:p>
        </draw:text-box>
        <svg:title/>
        <svg:desc/>
      </draw:frame>
      <draw:frame draw:id="id94" presentation:style-name="a471" draw:name="Footer Placeholder 7" svg:x="0.74074in" svg:y="6.60691in" svg:width="6.8871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95" presentation:style-name="a474" draw:name="Slide Number Placeholder 8" svg:x="9.39486in" svg:y="6.60691in" svg:width="0.74731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16" presentation:style-name="a503" draw:name="Header Placehold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7" presentation:style-name="a507" draw:name="Date Placeholder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08" draw:name="Slide Image Placeholder 3">
          <svg:title/>
          <svg:desc/>
        </draw:page-thumbnail>
        <draw:frame draw:id="id19" presentation:style-name="a523" draw:name="Notes Placeholder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Edit Master text styles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cond le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26" draw:name="Footer Placehold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21" presentation:style-name="a529" draw:name="Slide Number Placeholder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31">
      <draw:g draw:name="Group 6" draw:id="id106">
        <svg:title/>
        <svg:desc/>
        <draw:connector draw:type="line" svg:x1="10.24826in" svg:y1="0in" svg:x2="11.5816in" svg:y2="7.5in" draw:id="id111" draw:layer="Master1-bg" draw:style-name="a545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46" draw:name="Straight Connector 20">
          <svg:title/>
          <svg:desc/>
        </draw:connector>
        <draw:custom-shape svg:x="10.04098in" svg:y="-0.00926in" svg:width="3.28888in" svg:height="7.50926in" draw:id="id113" draw:layer="Master1-bg" draw:style-name="a549" draw:name="Rectangle 23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52" draw:name="Rectangle 2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55" draw:name="Isosceles Triangle 2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58" draw:name="Rectangle 27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61" draw:name="Rectangle 28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64" draw:name="Rectangle 29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67" draw:name="Isosceles Triangle 2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70" draw:name="Isosceles Triangle 2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34" draw:name="Title 1" svg:x="0.74074in" svg:y="0.66667in" svg:width="9.40143in" svg:height="1.44444in" presentation:class="title" presentation:placeholder="false">
        <draw:text-box>
          <text:p text:style-name="a533" text:class-names="" text:cond-style-name=""><text:span text:style-name="a532" text:class-names="">Click to edit Master title style</text:span></text:p>
        </draw:text-box>
        <svg:title/>
        <svg:desc/>
      </draw:frame>
      <draw:frame draw:id="id108" presentation:style-name="a538" draw:name="Date Placeholder 2" svg:x="7.87963in" svg:y="6.60691in" svg:width="0.99731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6/9/2021</text:date></text:span></text:p>
        </draw:text-box>
        <svg:title/>
        <svg:desc/>
      </draw:frame>
      <draw:frame draw:id="id109" presentation:style-name="a541" draw:name="Footer Placeholder 3" svg:x="0.74074in" svg:y="6.60691in" svg:width="6.8871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10" presentation:style-name="a544" draw:name="Slide Number Placeholder 4" svg:x="9.39486in" svg:y="6.60691in" svg:width="0.74731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16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7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78" draw:name="Slide Image Placeholder 3">
          <svg:title/>
          <svg:desc/>
        </draw:page-thumbnail>
        <draw:frame draw:id="id19" presentation:style-name="a593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96" draw:name="Footer Placeholder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21" presentation:style-name="a599" draw:name="Slide Number Placeholder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601">
      <draw:g draw:name="Group 6" draw:id="id121">
        <svg:title/>
        <svg:desc/>
        <draw:connector draw:type="line" svg:x1="10.24826in" svg:y1="0in" svg:x2="11.5816in" svg:y2="7.5in" draw:id="id125" draw:layer="Master1-bg" draw:style-name="a612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13" draw:name="Straight Connector 20">
          <svg:title/>
          <svg:desc/>
        </draw:connector>
        <draw:custom-shape svg:x="10.04098in" svg:y="-0.00926in" svg:width="3.28888in" svg:height="7.50926in" draw:id="id127" draw:layer="Master1-bg" draw:style-name="a616" draw:name="Rectangle 23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19" draw:name="Rectangle 25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22" draw:name="Isosceles Triangle 2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25" draw:name="Rectangle 2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28" draw:name="Rectangle 28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31" draw:name="Rectangle 29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34" draw:name="Isosceles Triangle 2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37" draw:name="Isosceles Triangle 2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05" draw:name="Date Placeholder 1" svg:x="7.87963in" svg:y="6.60691in" svg:width="0.99731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6/9/2021</text:date></text:span></text:p>
        </draw:text-box>
        <svg:title/>
        <svg:desc/>
      </draw:frame>
      <draw:frame draw:id="id123" presentation:style-name="a608" draw:name="Footer Placeholder 2" svg:x="0.74074in" svg:y="6.60691in" svg:width="6.8871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24" presentation:style-name="a611" draw:name="Slide Number Placeholder 3" svg:x="9.39486in" svg:y="6.60691in" svg:width="0.74731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16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7" presentation:style-name="a644" draw:name="Date Placehold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1" text:class-names=""><text:date text:fixed="false" style:data-style-name="a642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45" draw:name="Slide Image Placeholder 3">
          <svg:title/>
          <svg:desc/>
        </draw:page-thumbnail>
        <draw:frame draw:id="id19" presentation:style-name="a660" draw:name="Notes Placehold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Edit Master text styles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econd level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3" draw:name="Footer Placeholder 5" svg:x="0in" svg:y="9.49826in" svg:width="3.25in" svg:height="0.50174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21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68">
      <draw:g draw:name="Group 6" draw:id="id135">
        <svg:title/>
        <svg:desc/>
        <draw:connector draw:type="line" svg:x1="10.24826in" svg:y1="0in" svg:x2="11.5816in" svg:y2="7.5in" draw:id="id142" draw:layer="Master1-bg" draw:style-name="a702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03" draw:name="Straight Connector 20">
          <svg:title/>
          <svg:desc/>
        </draw:connector>
        <draw:custom-shape svg:x="10.04098in" svg:y="-0.00926in" svg:width="3.28888in" svg:height="7.50926in" draw:id="id144" draw:layer="Master1-bg" draw:style-name="a706" draw:name="Rectangle 23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09" draw:name="Rectangle 25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12" draw:name="Isosceles Triangle 23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15" draw:name="Rectangle 27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18" draw:name="Rectangle 28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21" draw:name="Rectangle 29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24" draw:name="Isosceles Triangle 27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27" draw:name="Isosceles Triangle 28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71" draw:name="Title 1" svg:x="0.74074in" svg:y="1.63889in" svg:width="4.21536in" svg:height="1.39815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37" presentation:style-name="a687" draw:name="Content Placeholder 2" svg:x="5.2061in" svg:y="0.56313in" svg:width="4.93607in" svg:height="6.04378in" presentation:class="object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91" draw:name="Text Placeholder 3" svg:x="0.74074in" svg:y="3.03704in" svg:width="4.21536in" svg:height="2.8263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Edit Master text styles</text:span></text:p>
            </text:list-item>
          </text:list>
        </draw:text-box>
        <svg:title/>
        <svg:desc/>
      </draw:frame>
      <draw:frame draw:id="id139" presentation:style-name="a695" draw:name="Date Placeholder 4" svg:x="7.87963in" svg:y="6.60691in" svg:width="0.99731in" svg:height="0.39931in" presentation:class="date-time" presentation:placeholder="false">
        <draw:text-box>
          <text:p text:style-name="a694" text:class-names="" text:cond-style-name=""><text:span text:style-name="a692" text:class-names=""><text:date text:fixed="false" style:data-style-name="a693">6/9/2021</text:date></text:span></text:p>
        </draw:text-box>
        <svg:title/>
        <svg:desc/>
      </draw:frame>
      <draw:frame draw:id="id140" presentation:style-name="a698" draw:name="Footer Placeholder 5" svg:x="0.74074in" svg:y="6.60691in" svg:width="6.88715in" svg:height="0.39931in" presentation:class="foot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141" presentation:style-name="a701" draw:name="Slide Number Placeholder 6" svg:x="9.39486in" svg:y="6.60691in" svg:width="0.74731in" svg:height="0.39931in" presentation:class="page-number" presentation:placeholder="false">
        <draw:text-box>
          <text:p text:style-name="a700" text:class-names="" text:cond-style-name=""><text:span text:style-name="a699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frame draw:id="id16" presentation:style-name="a730" draw:name="Header Placeholder 1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7" presentation:style-name="a734" draw:name="Date Placeholder 2" svg:x="4.24826in" svg:y="0in" svg:width="3.25in" svg:height="0.50174in" presentation:class="date-time" presentation:placeholder="false">
          <draw:text-box>
            <text:p text:style-name="a733" text:class-names="" text:cond-style-name=""><text:span text:style-name="a731" text:class-names=""><text:date text:fixed="false" style:data-style-name="a732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35" draw:name="Slide Image Placeholder 3">
          <svg:title/>
          <svg:desc/>
        </draw:page-thumbnail>
        <draw:frame draw:id="id19" presentation:style-name="a750" draw:name="Notes Placeholder 4" svg:x="0.75in" svg:y="4.8125in" svg:width="6in" svg:height="3.9375in" presentation:class="notes" presentation:placeholder="false">
          <draw:text-box>
            <text:p text:style-name="a737" text:class-names="" text:cond-style-name=""><text:span text:style-name="a736" text:class-names="">Edit Master text styles</text:span></text:p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Second level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p text:style-name="a745" text:class-names="" text:cond-style-name=""><text:span text:style-name="a7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53" draw:name="Footer Placeholder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21" presentation:style-name="a756" draw:name="Slide Number Placehold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58">
      <draw:g draw:name="Group 6" draw:id="id152">
        <svg:title/>
        <svg:desc/>
        <draw:connector draw:type="line" svg:x1="10.24826in" svg:y1="0in" svg:x2="11.5816in" svg:y2="7.5in" draw:id="id159" draw:layer="Master1-bg" draw:style-name="a779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80" draw:name="Straight Connector 20">
          <svg:title/>
          <svg:desc/>
        </draw:connector>
        <draw:custom-shape svg:x="10.04098in" svg:y="-0.00926in" svg:width="3.28888in" svg:height="7.50926in" draw:id="id161" draw:layer="Master1-bg" draw:style-name="a783" draw:name="Rectangle 23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786" draw:name="Rectangle 25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789" draw:name="Isosceles Triangle 23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792" draw:name="Rectangle 27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795" draw:name="Rectangle 28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798" draw:name="Rectangle 29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01" draw:name="Isosceles Triangle 27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04" draw:name="Isosceles Triangle 28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61" draw:name="Title 1" svg:x="0.74074in" svg:y="5.25in" svg:width="9.40143in" svg:height="0.61979in" presentation:class="title" presentation:placeholder="false">
        <draw:text-box>
          <text:p text:style-name="a760" text:class-names="" text:cond-style-name=""><text:span text:style-name="a759" text:class-names="">Click to edit Master title style</text:span></text:p>
        </draw:text-box>
        <svg:title/>
        <svg:desc/>
      </draw:frame>
      <draw:frame draw:id="id154" presentation:style-name="a764" draw:name="Picture Placeholder 2" svg:x="0.74074in" svg:y="0.66667in" svg:width="9.40143in" svg:height="4.20573in" presentation:class="graphic" presentation:placeholder="false">
        <draw:text-box>
          <text:p text:style-name="a763" text:class-names="" text:cond-style-name=""><text:span text:style-name="a762" text:class-names="">Click icon to add picture</text:span></text:p>
        </draw:text-box>
        <svg:title/>
        <svg:desc/>
      </draw:frame>
      <draw:frame draw:id="id155" presentation:style-name="a768" draw:name="Text Placeholder 3" svg:x="0.74074in" svg:y="5.86979in" svg:width="9.40143in" svg:height="0.73712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Edit Master text styles</text:span></text:p>
            </text:list-item>
          </text:list>
        </draw:text-box>
        <svg:title/>
        <svg:desc/>
      </draw:frame>
      <draw:frame draw:id="id156" presentation:style-name="a772" draw:name="Date Placeholder 4" svg:x="7.87963in" svg:y="6.60691in" svg:width="0.99731in" svg:height="0.39931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6/9/2021</text:date></text:span></text:p>
        </draw:text-box>
        <svg:title/>
        <svg:desc/>
      </draw:frame>
      <draw:frame draw:id="id157" presentation:style-name="a775" draw:name="Footer Placeholder 5" svg:x="0.74074in" svg:y="6.60691in" svg:width="6.88715in" svg:height="0.39931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58" presentation:style-name="a778" draw:name="Slide Number Placeholder 6" svg:x="9.39486in" svg:y="6.60691in" svg:width="0.74731in" svg:height="0.39931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frame draw:id="id16" presentation:style-name="a807" draw:name="Header Placeholder 1" svg:x="0in" svg:y="0in" svg:width="3.25in" svg:height="0.50174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7" presentation:style-name="a811" draw:name="Date Placeholder 2" svg:x="4.24826in" svg:y="0in" svg:width="3.25in" svg:height="0.50174in" presentation:class="date-time" presentation:placeholder="false">
          <draw:text-box>
            <text:p text:style-name="a810" text:class-names="" text:cond-style-name=""><text:span text:style-name="a808" text:class-names=""><text:date text:fixed="false" style:data-style-name="a809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12" draw:name="Slide Image Placeholder 3">
          <svg:title/>
          <svg:desc/>
        </draw:page-thumbnail>
        <draw:frame draw:id="id19" presentation:style-name="a827" draw:name="Notes Placeholder 4" svg:x="0.75in" svg:y="4.8125in" svg:width="6in" svg:height="3.9375in" presentation:class="notes" presentation:placeholder="false">
          <draw:text-box>
            <text:p text:style-name="a814" text:class-names="" text:cond-style-name=""><text:span text:style-name="a813" text:class-names="">Edit Master text styles</text:span></text:p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econd level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p text:style-name="a822" text:class-names="" text:cond-style-name=""><text:span text:style-name="a8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list text:style-name="a826">
                              <text:list-item>
                                <text:p text:style-name="a825" text:class-names="" text:cond-style-name=""><text:span text:style-name="a8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0" draw:name="Footer Placeholder 5" svg:x="0in" svg:y="9.49826in" svg:width="3.25in" svg:height="0.50174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21" presentation:style-name="a833" draw:name="Slide Number Placeholder 6" svg:x="4.24826in" svg:y="9.49826in" svg:width="3.25in" svg:height="0.50174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835">
      <draw:g draw:name="Group 6" draw:id="id169">
        <svg:title/>
        <svg:desc/>
        <draw:connector draw:type="line" svg:x1="10.24826in" svg:y1="0in" svg:x2="11.5816in" svg:y2="7.5in" draw:id="id175" draw:layer="Master1-bg" draw:style-name="a853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54" draw:name="Straight Connector 20">
          <svg:title/>
          <svg:desc/>
        </draw:connector>
        <draw:custom-shape svg:x="10.04098in" svg:y="-0.00926in" svg:width="3.28888in" svg:height="7.50926in" draw:id="id177" draw:layer="Master1-bg" draw:style-name="a857" draw:name="Rectangle 23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60" draw:name="Rectangle 25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63" draw:name="Isosceles Triangle 23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66" draw:name="Rectangle 27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69" draw:name="Rectangle 28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72" draw:name="Rectangle 2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75" draw:name="Isosceles Triangle 27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78" draw:name="Isosceles Triangle 28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38" draw:name="Title 1" svg:x="0.74074in" svg:y="0.66667in" svg:width="9.40143in" svg:height="3.72222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171" presentation:style-name="a842" draw:name="Text Placeholder 2" svg:x="0.74074in" svg:y="4.88889in" svg:width="9.40143in" svg:height="1.71802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</draw:text-box>
        <svg:title/>
        <svg:desc/>
      </draw:frame>
      <draw:frame draw:id="id172" presentation:style-name="a846" draw:name="Date Placeholder 3" svg:x="7.87963in" svg:y="6.60691in" svg:width="0.99731in" svg:height="0.39931in" presentation:class="date-time" presentation:placeholder="false">
        <draw:text-box>
          <text:p text:style-name="a845" text:class-names="" text:cond-style-name=""><text:span text:style-name="a843" text:class-names=""><text:date text:fixed="false" style:data-style-name="a844">6/9/2021</text:date></text:span></text:p>
        </draw:text-box>
        <svg:title/>
        <svg:desc/>
      </draw:frame>
      <draw:frame draw:id="id173" presentation:style-name="a849" draw:name="Footer Placeholder 4" svg:x="0.74074in" svg:y="6.60691in" svg:width="6.88715in" svg:height="0.39931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74" presentation:style-name="a852" draw:name="Slide Number Placeholder 5" svg:x="9.39486in" svg:y="6.60691in" svg:width="0.74731in" svg:height="0.39931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16" presentation:style-name="a881" draw:name="Header Placeholder 1" svg:x="0in" svg:y="0in" svg:width="3.25in" svg:height="0.50174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7" presentation:style-name="a885" draw:name="Date Placeholder 2" svg:x="4.24826in" svg:y="0in" svg:width="3.25in" svg:height="0.50174in" presentation:class="date-time" presentation:placeholder="false">
          <draw:text-box>
            <text:p text:style-name="a884" text:class-names="" text:cond-style-name=""><text:span text:style-name="a882" text:class-names=""><text:date text:fixed="false" style:data-style-name="a883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86" draw:name="Slide Image Placeholder 3">
          <svg:title/>
          <svg:desc/>
        </draw:page-thumbnail>
        <draw:frame draw:id="id19" presentation:style-name="a901" draw:name="Notes Placeholder 4" svg:x="0.75in" svg:y="4.8125in" svg:width="6in" svg:height="3.9375in" presentation:class="notes" presentation:placeholder="false">
          <draw:text-box>
            <text:p text:style-name="a888" text:class-names="" text:cond-style-name=""><text:span text:style-name="a887" text:class-names="">Edit Master text styles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Second level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04" draw:name="Footer Placeholder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21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909">
      <draw:g draw:name="Group 6" draw:id="id185">
        <svg:title/>
        <svg:desc/>
        <draw:connector draw:type="line" svg:x1="10.24826in" svg:y1="0in" svg:x2="11.5816in" svg:y2="7.5in" draw:id="id194" draw:layer="Master1-bg" draw:style-name="a93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39" draw:name="Straight Connector 20">
          <svg:title/>
          <svg:desc/>
        </draw:connector>
        <draw:custom-shape svg:x="10.04098in" svg:y="-0.00926in" svg:width="3.28888in" svg:height="7.50926in" draw:id="id196" draw:layer="Master1-bg" draw:style-name="a942" draw:name="Rectangle 23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45" draw:name="Rectangle 25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48" draw:name="Isosceles Triangle 23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51" draw:name="Rectangle 27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54" draw:name="Rectangle 28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57" draw:name="Rectangle 2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60" draw:name="Isosceles Triangle 27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63" draw:name="Isosceles Triangle 28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12" draw:name="Title 1" svg:x="1.01852in" svg:y="0.66667in" svg:width="8.85185in" svg:height="3.30556in" presentation:class="title" presentation:placeholder="false">
        <draw:text-box>
          <text:p text:style-name="a911" text:class-names="" text:cond-style-name=""><text:span text:style-name="a910" text:class-names="">Click to edit Master title style</text:span></text:p>
        </draw:text-box>
        <svg:title/>
        <svg:desc/>
      </draw:frame>
      <draw:frame draw:id="id187" presentation:style-name="a916" draw:name="Text Placeholder 9" svg:x="1.49403in" svg:y="3.97222in" svg:width="7.90084in" svg:height="0.41667in" presentation:class="outline" presentation:placeholder="false">
        <draw:text-box>
          <text:list text:style-name="a915">
            <text:list-item>
              <text:p text:style-name="a914" text:class-names="" text:cond-style-name=""><text:span text:style-name="a913" text:class-names="">Edit Master text styles</text:span></text:p>
            </text:list-item>
          </text:list>
        </draw:text-box>
        <svg:title/>
        <svg:desc/>
      </draw:frame>
      <draw:frame draw:id="id188" presentation:style-name="a920" draw:name="Text Placeholder 2" svg:x="0.74074in" svg:y="4.88889in" svg:width="9.40143in" svg:height="1.71802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7" text:class-names="">Edit Master text styles</text:span></text:p>
            </text:list-item>
          </text:list>
        </draw:text-box>
        <svg:title/>
        <svg:desc/>
      </draw:frame>
      <draw:frame draw:id="id189" presentation:style-name="a924" draw:name="Date Placeholder 3" svg:x="7.87963in" svg:y="6.60691in" svg:width="0.99731in" svg:height="0.39931in" presentation:class="date-time" presentation:placeholder="false">
        <draw:text-box>
          <text:p text:style-name="a923" text:class-names="" text:cond-style-name=""><text:span text:style-name="a921" text:class-names=""><text:date text:fixed="false" style:data-style-name="a922">6/9/2021</text:date></text:span></text:p>
        </draw:text-box>
        <svg:title/>
        <svg:desc/>
      </draw:frame>
      <draw:frame draw:id="id190" presentation:style-name="a927" draw:name="Footer Placeholder 4" svg:x="0.74074in" svg:y="6.60691in" svg:width="6.88715in" svg:height="0.39931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91" presentation:style-name="a930" draw:name="Slide Number Placeholder 5" svg:x="9.39486in" svg:y="6.60691in" svg:width="0.74731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draw:frame draw:id="id192" draw:style-name="a933" draw:name="TextBox 19" svg:x="0.5926in" svg:y="0.86437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93" draw:style-name="a937" draw:name="TextBox 21" svg:x="9.72552in" svg:y="3.15678in" svg:width="0.66667in" svg:height="0.63952in">
        <draw:text-box>
          <text:p text:style-name="a936" text:class-names="" text:cond-style-name=""><text:span text:style-name="a934" text:class-names="">”</text:span><text:span text:style-name="a935" text:class-names=""/></text:p>
        </draw:text-box>
        <svg:title/>
        <svg:desc/>
      </draw:frame>
      <presentation:notes style:page-layout-name="pageLayout2" draw:style-name="a993">
        <draw:frame draw:id="id16" presentation:style-name="a966" draw:name="Header Placeholder 1" svg:x="0in" svg:y="0in" svg:width="3.25in" svg:height="0.50174in" presentation:class="head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7" presentation:style-name="a970" draw:name="Date Placeholder 2" svg:x="4.24826in" svg:y="0in" svg:width="3.25in" svg:height="0.50174in" presentation:class="date-time" presentation:placeholder="false">
          <draw:text-box>
            <text:p text:style-name="a969" text:class-names="" text:cond-style-name=""><text:span text:style-name="a967" text:class-names=""><text:date text:fixed="false" style:data-style-name="a968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71" draw:name="Slide Image Placeholder 3">
          <svg:title/>
          <svg:desc/>
        </draw:page-thumbnail>
        <draw:frame draw:id="id19" presentation:style-name="a986" draw:name="Notes Placeholder 4" svg:x="0.75in" svg:y="4.8125in" svg:width="6in" svg:height="3.9375in" presentation:class="notes" presentation:placeholder="false">
          <draw:text-box>
            <text:p text:style-name="a973" text:class-names="" text:cond-style-name=""><text:span text:style-name="a972" text:class-names="">Edit Master text styles</text:span></text:p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Second level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p text:style-name="a978" text:class-names="" text:cond-style-name=""><text:span text:style-name="a9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list text:style-name="a982">
                          <text:list-item>
                            <text:p text:style-name="a981" text:class-names="" text:cond-style-name=""><text:span text:style-name="a9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list text:style-name="a985">
                              <text:list-item>
                                <text:p text:style-name="a984" text:class-names="" text:cond-style-name=""><text:span text:style-name="a9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89" draw:name="Footer Placeholder 5" svg:x="0in" svg:y="9.49826in" svg:width="3.25in" svg:height="0.50174in" presentation:class="foot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21" presentation:style-name="a992" draw:name="Slide Number Placeholder 6" svg:x="4.24826in" svg:y="9.49826in" svg:width="3.25in" svg:height="0.50174in" presentation:class="page-number" presentation:placeholder="false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994">
      <draw:g draw:name="Group 6" draw:id="id204">
        <svg:title/>
        <svg:desc/>
        <draw:connector draw:type="line" svg:x1="10.24826in" svg:y1="0in" svg:x2="11.5816in" svg:y2="7.5in" draw:id="id210" draw:layer="Master1-bg" draw:style-name="a1012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13" draw:name="Straight Connector 20">
          <svg:title/>
          <svg:desc/>
        </draw:connector>
        <draw:custom-shape svg:x="10.04098in" svg:y="-0.00926in" svg:width="3.28888in" svg:height="7.50926in" draw:id="id212" draw:layer="Master1-bg" draw:style-name="a1016" draw:name="Rectangle 23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19" draw:name="Rectangle 25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22" draw:name="Isosceles Triangle 23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25" draw:name="Rectangle 27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28" draw:name="Rectangle 28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31" draw:name="Rectangle 29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34" draw:name="Isosceles Triangle 27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37" draw:name="Isosceles Triangle 28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997" draw:name="Title 1" svg:x="0.74074in" svg:y="2.11285in" svg:width="9.40143in" svg:height="2.83843in" presentation:class="title" presentation:placeholder="false">
        <draw:text-box>
          <text:p text:style-name="a996" text:class-names="" text:cond-style-name=""><text:span text:style-name="a995" text:class-names="">Click to edit Master title style</text:span></text:p>
        </draw:text-box>
        <svg:title/>
        <svg:desc/>
      </draw:frame>
      <draw:frame draw:id="id206" presentation:style-name="a1001" draw:name="Text Placeholder 2" svg:x="0.74074in" svg:y="4.95128in" svg:width="9.40143in" svg:height="1.65564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Edit Master text styles</text:span></text:p>
            </text:list-item>
          </text:list>
        </draw:text-box>
        <svg:title/>
        <svg:desc/>
      </draw:frame>
      <draw:frame draw:id="id207" presentation:style-name="a1005" draw:name="Date Placeholder 3" svg:x="7.87963in" svg:y="6.60691in" svg:width="0.99731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6/9/2021</text:date></text:span></text:p>
        </draw:text-box>
        <svg:title/>
        <svg:desc/>
      </draw:frame>
      <draw:frame draw:id="id208" presentation:style-name="a1008" draw:name="Footer Placeholder 4" svg:x="0.74074in" svg:y="6.60691in" svg:width="6.88715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209" presentation:style-name="a1011" draw:name="Slide Number Placeholder 5" svg:x="9.39486in" svg:y="6.60691in" svg:width="0.74731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16" presentation:style-name="a1040" draw:name="Header Placeholder 1" svg:x="0in" svg:y="0in" svg:width="3.25in" svg:height="0.50174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7" presentation:style-name="a1044" draw:name="Date Placeholder 2" svg:x="4.24826in" svg:y="0in" svg:width="3.25in" svg:height="0.50174in" presentation:class="date-time" presentation:placeholder="false">
          <draw:text-box>
            <text:p text:style-name="a1043" text:class-names="" text:cond-style-name=""><text:span text:style-name="a1041" text:class-names=""><text:date text:fixed="false" style:data-style-name="a1042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45" draw:name="Slide Image Placeholder 3">
          <svg:title/>
          <svg:desc/>
        </draw:page-thumbnail>
        <draw:frame draw:id="id19" presentation:style-name="a1060" draw:name="Notes Placeholder 4" svg:x="0.75in" svg:y="4.8125in" svg:width="6in" svg:height="3.9375in" presentation:class="notes" presentation:placeholder="false">
          <draw:text-box>
            <text:p text:style-name="a1047" text:class-names="" text:cond-style-name=""><text:span text:style-name="a1046" text:class-names="">Edit Master text styles</text:span></text:p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Second level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p text:style-name="a1052" text:class-names="" text:cond-style-name=""><text:span text:style-name="a10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p text:style-name="a1055" text:class-names="" text:cond-style-name=""><text:span text:style-name="a10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63" draw:name="Footer Placeholder 5" svg:x="0in" svg:y="9.49826in" svg:width="3.25in" svg:height="0.50174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21" presentation:style-name="a1066" draw:name="Slide Number Placeholder 6" svg:x="4.24826in" svg:y="9.49826in" svg:width="3.25in" svg:height="0.50174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1068">
      <draw:g draw:name="Group 6" draw:id="id220">
        <svg:title/>
        <svg:desc/>
        <draw:connector draw:type="line" svg:x1="10.24826in" svg:y1="0in" svg:x2="11.5816in" svg:y2="7.5in" draw:id="id229" draw:layer="Master1-bg" draw:style-name="a1096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097" draw:name="Straight Connector 20">
          <svg:title/>
          <svg:desc/>
        </draw:connector>
        <draw:custom-shape svg:x="10.04098in" svg:y="-0.00926in" svg:width="3.28888in" svg:height="7.50926in" draw:id="id231" draw:layer="Master1-bg" draw:style-name="a1100" draw:name="Rectangle 23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03" draw:name="Rectangle 25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06" draw:name="Isosceles Triangle 23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09" draw:name="Rectangle 27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12" draw:name="Rectangle 28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15" draw:name="Rectangle 29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18" draw:name="Isosceles Triangle 27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21" draw:name="Isosceles Triangle 28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71" draw:name="Title 1" svg:x="1.01852in" svg:y="0.66667in" svg:width="8.85185in" svg:height="3.30556in" presentation:class="title" presentation:placeholder="false">
        <draw:text-box>
          <text:p text:style-name="a1070" text:class-names="" text:cond-style-name=""><text:span text:style-name="a1069" text:class-names="">Click to edit Master title style</text:span></text:p>
        </draw:text-box>
        <svg:title/>
        <svg:desc/>
      </draw:frame>
      <draw:frame draw:id="id222" presentation:style-name="a1075" draw:name="Text Placeholder 9" svg:x="0.74074in" svg:y="4.38889in" svg:width="9.40143in" svg:height="0.56239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Edit Master text styles</text:span></text:p>
            </text:list-item>
          </text:list>
        </draw:text-box>
        <svg:title/>
        <svg:desc/>
      </draw:frame>
      <draw:frame draw:id="id223" presentation:style-name="a1079" draw:name="Text Placeholder 2" svg:x="0.74074in" svg:y="4.95128in" svg:width="9.40143in" svg:height="1.65564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Edit Master text styles</text:span></text:p>
            </text:list-item>
          </text:list>
        </draw:text-box>
        <svg:title/>
        <svg:desc/>
      </draw:frame>
      <draw:frame draw:id="id224" presentation:style-name="a1083" draw:name="Date Placeholder 3" svg:x="7.87963in" svg:y="6.60691in" svg:width="0.99731in" svg:height="0.39931in" presentation:class="date-time" presentation:placeholder="false">
        <draw:text-box>
          <text:p text:style-name="a1082" text:class-names="" text:cond-style-name=""><text:span text:style-name="a1080" text:class-names=""><text:date text:fixed="false" style:data-style-name="a1081">6/9/2021</text:date></text:span></text:p>
        </draw:text-box>
        <svg:title/>
        <svg:desc/>
      </draw:frame>
      <draw:frame draw:id="id225" presentation:style-name="a1086" draw:name="Footer Placeholder 4" svg:x="0.74074in" svg:y="6.60691in" svg:width="6.88715in" svg:height="0.39931in" presentation:class="footer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draw:frame draw:id="id226" presentation:style-name="a1089" draw:name="Slide Number Placeholder 5" svg:x="9.39486in" svg:y="6.60691in" svg:width="0.74731in" svg:height="0.39931in" presentation:class="page-number" presentation:placeholder="false">
        <draw:text-box>
          <text:p text:style-name="a1088" text:class-names="" text:cond-style-name=""><text:span text:style-name="a1087" text:class-names=""><text:page-number style:num-format="1" text:fixed="false"/></text:span></text:p>
        </draw:text-box>
        <svg:title/>
        <svg:desc/>
      </draw:frame>
      <draw:frame draw:id="id227" draw:style-name="a1092" draw:name="TextBox 23" svg:x="0.5926in" svg:y="0.86437in" svg:width="0.66667in" svg:height="0.63952in">
        <draw:text-box>
          <text:p text:style-name="a1091" text:class-names="" text:cond-style-name=""><text:span text:style-name="a1090" text:class-names="">“</text:span></text:p>
        </draw:text-box>
        <svg:title/>
        <svg:desc/>
      </draw:frame>
      <draw:frame draw:id="id228" draw:style-name="a1095" draw:name="TextBox 24" svg:x="9.72552in" svg:y="3.15678in" svg:width="0.66667in" svg:height="0.63952in">
        <draw:text-box>
          <text:p text:style-name="a1094" text:class-names="" text:cond-style-name=""><text:span text:style-name="a1093" text:class-names="">”</text:span></text:p>
        </draw:text-box>
        <svg:title/>
        <svg:desc/>
      </draw:frame>
      <presentation:notes style:page-layout-name="pageLayout2" draw:style-name="a1151">
        <draw:frame draw:id="id16" presentation:style-name="a1124" draw:name="Header Placeholder 1" svg:x="0in" svg:y="0in" svg:width="3.25in" svg:height="0.50174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7" presentation:style-name="a1128" draw:name="Date Placeholder 2" svg:x="4.24826in" svg:y="0in" svg:width="3.25in" svg:height="0.50174in" presentation:class="date-time" presentation:placeholder="false">
          <draw:text-box>
            <text:p text:style-name="a1127" text:class-names="" text:cond-style-name=""><text:span text:style-name="a1125" text:class-names=""><text:date text:fixed="false" style:data-style-name="a1126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29" draw:name="Slide Image Placeholder 3">
          <svg:title/>
          <svg:desc/>
        </draw:page-thumbnail>
        <draw:frame draw:id="id19" presentation:style-name="a1144" draw:name="Notes Placeholder 4" svg:x="0.75in" svg:y="4.8125in" svg:width="6in" svg:height="3.9375in" presentation:class="notes" presentation:placeholder="false">
          <draw:text-box>
            <text:p text:style-name="a1131" text:class-names="" text:cond-style-name=""><text:span text:style-name="a1130" text:class-names="">Edit Master text styles</text:span></text:p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Second level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list text:style-name="a1140">
                          <text:list-item>
                            <text:p text:style-name="a1139" text:class-names="" text:cond-style-name=""><text:span text:style-name="a11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47" draw:name="Footer Placeholder 5" svg:x="0in" svg:y="9.49826in" svg:width="3.25in" svg:height="0.50174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21" presentation:style-name="a1150" draw:name="Slide Number Placeholder 6" svg:x="4.24826in" svg:y="9.49826in" svg:width="3.25in" svg:height="0.50174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152">
      <draw:g draw:name="Group 6" draw:id="id239">
        <svg:title/>
        <svg:desc/>
        <draw:connector draw:type="line" svg:x1="10.24826in" svg:y1="0in" svg:x2="11.5816in" svg:y2="7.5in" draw:id="id246" draw:layer="Master1-bg" draw:style-name="a1174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75" draw:name="Straight Connector 20">
          <svg:title/>
          <svg:desc/>
        </draw:connector>
        <draw:custom-shape svg:x="10.04098in" svg:y="-0.00926in" svg:width="3.28888in" svg:height="7.50926in" draw:id="id248" draw:layer="Master1-bg" draw:style-name="a1178" draw:name="Rectangle 23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181" draw:name="Rectangle 25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184" draw:name="Isosceles Triangle 23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187" draw:name="Rectangle 27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190" draw:name="Rectangle 28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193" draw:name="Rectangle 29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196" draw:name="Isosceles Triangle 27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199" draw:name="Isosceles Triangle 28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55" draw:name="Title 1" svg:x="0.75in" svg:y="0.66667in" svg:width="9.39217in" svg:height="3.30556in" presentation:class="title" presentation:placeholder="false">
        <draw:text-box>
          <text:p text:style-name="a1154" text:class-names="" text:cond-style-name=""><text:span text:style-name="a1153" text:class-names="">Click to edit Master title style</text:span></text:p>
        </draw:text-box>
        <svg:title/>
        <svg:desc/>
      </draw:frame>
      <draw:frame draw:id="id241" presentation:style-name="a1159" draw:name="Text Placeholder 9" svg:x="0.74074in" svg:y="4.38889in" svg:width="9.40143in" svg:height="0.56239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Edit Master text styles</text:span></text:p>
            </text:list-item>
          </text:list>
        </draw:text-box>
        <svg:title/>
        <svg:desc/>
      </draw:frame>
      <draw:frame draw:id="id242" presentation:style-name="a1163" draw:name="Text Placeholder 2" svg:x="0.74074in" svg:y="4.95128in" svg:width="9.40143in" svg:height="1.65564in" presentation:class="outline" presentation:placeholder="false">
        <draw:text-box>
          <text:list text:style-name="a1162">
            <text:list-item>
              <text:p text:style-name="a1161" text:class-names="" text:cond-style-name=""><text:span text:style-name="a1160" text:class-names="">Edit Master text styles</text:span></text:p>
            </text:list-item>
          </text:list>
        </draw:text-box>
        <svg:title/>
        <svg:desc/>
      </draw:frame>
      <draw:frame draw:id="id243" presentation:style-name="a1167" draw:name="Date Placeholder 3" svg:x="7.87963in" svg:y="6.60691in" svg:width="0.99731in" svg:height="0.39931in" presentation:class="date-time" presentation:placeholder="false">
        <draw:text-box>
          <text:p text:style-name="a1166" text:class-names="" text:cond-style-name=""><text:span text:style-name="a1164" text:class-names=""><text:date text:fixed="false" style:data-style-name="a1165">6/9/2021</text:date></text:span></text:p>
        </draw:text-box>
        <svg:title/>
        <svg:desc/>
      </draw:frame>
      <draw:frame draw:id="id244" presentation:style-name="a1170" draw:name="Footer Placeholder 4" svg:x="0.74074in" svg:y="6.60691in" svg:width="6.88715in" svg:height="0.39931in" presentation:class="footer" presentation:placeholder="false">
        <draw:text-box>
          <text:p text:style-name="a1169" text:class-names="" text:cond-style-name=""><text:span text:style-name="a1168" text:class-names=""/></text:p>
        </draw:text-box>
        <svg:title/>
        <svg:desc/>
      </draw:frame>
      <draw:frame draw:id="id245" presentation:style-name="a1173" draw:name="Slide Number Placeholder 5" svg:x="9.39486in" svg:y="6.60691in" svg:width="0.74731in" svg:height="0.39931in" presentation:class="page-number" presentation:placeholder="false">
        <draw:text-box>
          <text:p text:style-name="a1172" text:class-names="" text:cond-style-name=""><text:span text:style-name="a1171" text:class-names=""><text:page-number style:num-format="1" text:fixed="false"/></text:span></text:p>
        </draw:text-box>
        <svg:title/>
        <svg:desc/>
      </draw:frame>
      <presentation:notes style:page-layout-name="pageLayout2" draw:style-name="a1229">
        <draw:frame draw:id="id16" presentation:style-name="a1202" draw:name="Header Placeholder 1" svg:x="0in" svg:y="0in" svg:width="3.25in" svg:height="0.50174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7" presentation:style-name="a1206" draw:name="Date Placeholder 2" svg:x="4.24826in" svg:y="0in" svg:width="3.25in" svg:height="0.50174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07" draw:name="Slide Image Placeholder 3">
          <svg:title/>
          <svg:desc/>
        </draw:page-thumbnail>
        <draw:frame draw:id="id19" presentation:style-name="a1222" draw:name="Notes Placeholder 4" svg:x="0.75in" svg:y="4.8125in" svg:width="6in" svg:height="3.9375in" presentation:class="notes" presentation:placeholder="false">
          <draw:text-box>
            <text:p text:style-name="a1209" text:class-names="" text:cond-style-name=""><text:span text:style-name="a1208" text:class-names="">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25" draw:name="Footer Placeholder 5" svg:x="0in" svg:y="9.49826in" svg:width="3.25in" svg:height="0.50174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21" presentation:style-name="a1228" draw:name="Slide Number Placeholder 6" svg:x="4.24826in" svg:y="9.49826in" svg:width="3.25in" svg:height="0.50174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230">
      <draw:g draw:name="Group 6" draw:id="id256">
        <svg:title/>
        <svg:desc/>
        <draw:connector draw:type="line" svg:x1="10.24826in" svg:y1="0in" svg:x2="11.5816in" svg:y2="7.5in" draw:id="id262" draw:layer="Master1-bg" draw:style-name="a1260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61" draw:name="Straight Connector 20">
          <svg:title/>
          <svg:desc/>
        </draw:connector>
        <draw:custom-shape svg:x="10.04098in" svg:y="-0.00926in" svg:width="3.28888in" svg:height="7.50926in" draw:id="id264" draw:layer="Master1-bg" draw:style-name="a1264" draw:name="Rectangle 23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67" draw:name="Rectangle 25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70" draw:name="Isosceles Triangle 23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73" draw:name="Rectangle 27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276" draw:name="Rectangle 28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279" draw:name="Rectangle 29">
          <svg:title/>
          <svg:desc/>
          <text:p text:style-name="a1278" text:class-names="" text:cond-style-name=""><text:span text:style-name="a127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282" draw:name="Isosceles Triangle 27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285" draw:name="Isosceles Triangle 28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33" draw:name="Title 1" svg:x="0.74074in" svg:y="0.66667in" svg:width="9.40143in" svg:height="1.44444in" presentation:class="title" presentation:placeholder="false">
        <draw:text-box>
          <text:p text:style-name="a1232" text:class-names="" text:cond-style-name=""><text:span text:style-name="a1231" text:class-names="">Click to edit Master title style</text:span></text:p>
        </draw:text-box>
        <svg:title/>
        <svg:desc/>
      </draw:frame>
      <draw:frame draw:id="id258" presentation:style-name="a1249" draw:name="Vertical Text Placeholder 2" svg:x="0.74074in" svg:y="2.36285in" svg:width="9.40143in" svg:height="4.24406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Edit Master text styles</text:span></text:p>
            </text:list-item>
          </text:list>
          <text:list text:style-name="a1239">
            <text:list-item>
              <text:list text:style-name="a1239">
                <text:list-item>
                  <text:p text:style-name="a1238" text:class-names="" text:cond-style-name=""><text:span text:style-name="a1237" text:class-names="">Second level</text:span></text:p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p text:style-name="a1241" text:class-names="" text:cond-style-name=""><text:span text:style-name="a1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p text:style-name="a1244" text:class-names="" text:cond-style-name=""><text:span text:style-name="a1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list text:style-name="a1248">
                        <text:list-item>
                          <text:list text:style-name="a1248">
                            <text:list-item>
                              <text:p text:style-name="a1247" text:class-names="" text:cond-style-name=""><text:span text:style-name="a1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53" draw:name="Date Placeholder 3" svg:x="7.87963in" svg:y="6.60691in" svg:width="0.99731in" svg:height="0.39931in" presentation:class="date-time" presentation:placeholder="false">
        <draw:text-box>
          <text:p text:style-name="a1252" text:class-names="" text:cond-style-name=""><text:span text:style-name="a1250" text:class-names=""><text:date text:fixed="false" style:data-style-name="a1251">6/9/2021</text:date></text:span></text:p>
        </draw:text-box>
        <svg:title/>
        <svg:desc/>
      </draw:frame>
      <draw:frame draw:id="id260" presentation:style-name="a1256" draw:name="Footer Placeholder 4" svg:x="0.74074in" svg:y="6.60691in" svg:width="6.88715in" svg:height="0.39931in" presentation:class="footer" presentation:placeholder="false">
        <draw:text-box>
          <text:p text:style-name="a1255" text:class-names="" text:cond-style-name=""><text:span text:style-name="a1254" text:class-names=""/></text:p>
        </draw:text-box>
        <svg:title/>
        <svg:desc/>
      </draw:frame>
      <draw:frame draw:id="id261" presentation:style-name="a1259" draw:name="Slide Number Placeholder 5" svg:x="9.39486in" svg:y="6.60691in" svg:width="0.74731in" svg:height="0.39931in" presentation:class="page-number" presentation:placeholder="false">
        <draw:text-box>
          <text:p text:style-name="a1258" text:class-names="" text:cond-style-name=""><text:span text:style-name="a1257" text:class-names=""><text:page-number style:num-format="1" text:fixed="false"/></text:span></text:p>
        </draw:text-box>
        <svg:title/>
        <svg:desc/>
      </draw:frame>
      <presentation:notes style:page-layout-name="pageLayout2" draw:style-name="a1315">
        <draw:frame draw:id="id16" presentation:style-name="a1288" draw:name="Header Placeholder 1" svg:x="0in" svg:y="0in" svg:width="3.25in" svg:height="0.50174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17" presentation:style-name="a1292" draw:name="Date Placeholder 2" svg:x="4.24826in" svg:y="0in" svg:width="3.25in" svg:height="0.50174in" presentation:class="date-time" presentation:placeholder="false">
          <draw:text-box>
            <text:p text:style-name="a1291" text:class-names="" text:cond-style-name=""><text:span text:style-name="a1289" text:class-names=""><text:date text:fixed="false" style:data-style-name="a1290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93" draw:name="Slide Image Placeholder 3">
          <svg:title/>
          <svg:desc/>
        </draw:page-thumbnail>
        <draw:frame draw:id="id19" presentation:style-name="a1308" draw:name="Notes Placeholder 4" svg:x="0.75in" svg:y="4.8125in" svg:width="6in" svg:height="3.9375in" presentation:class="notes" presentation:placeholder="false">
          <draw:text-box>
            <text:p text:style-name="a1295" text:class-names="" text:cond-style-name=""><text:span text:style-name="a1294" text:class-names="">Edit Master text styles</text:span></text:p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Second level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p text:style-name="a1300" text:class-names="" text:cond-style-name=""><text:span text:style-name="a1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list text:style-name="a1304">
                      <text:list-item>
                        <text:list text:style-name="a1304">
                          <text:list-item>
                            <text:p text:style-name="a1303" text:class-names="" text:cond-style-name=""><text:span text:style-name="a1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list text:style-name="a1307">
                      <text:list-item>
                        <text:list text:style-name="a1307">
                          <text:list-item>
                            <text:list text:style-name="a1307">
                              <text:list-item>
                                <text:p text:style-name="a1306" text:class-names="" text:cond-style-name=""><text:span text:style-name="a13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11" draw:name="Footer Placeholder 5" svg:x="0in" svg:y="9.49826in" svg:width="3.25in" svg:height="0.50174in" presentation:class="footer" presentation:placeholder="false">
          <draw:text-box>
            <text:p text:style-name="a1310" text:class-names="" text:cond-style-name=""><text:span text:style-name="a1309" text:class-names=""/></text:p>
          </draw:text-box>
          <svg:title/>
          <svg:desc/>
        </draw:frame>
        <draw:frame draw:id="id21" presentation:style-name="a1314" draw:name="Slide Number Placeholder 6" svg:x="4.24826in" svg:y="9.49826in" svg:width="3.25in" svg:height="0.50174in" presentation:class="page-number" presentation:placeholder="false">
          <draw:text-box>
            <text:p text:style-name="a1313" text:class-names="" text:cond-style-name=""><text:span text:style-name="a1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316">
      <draw:g draw:name="Group 6" draw:id="id272">
        <svg:title/>
        <svg:desc/>
        <draw:connector draw:type="line" svg:x1="10.24826in" svg:y1="0in" svg:x2="11.5816in" svg:y2="7.5in" draw:id="id278" draw:layer="Master1-bg" draw:style-name="a1346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47" draw:name="Straight Connector 20">
          <svg:title/>
          <svg:desc/>
        </draw:connector>
        <draw:custom-shape svg:x="10.04098in" svg:y="-0.00926in" svg:width="3.28888in" svg:height="7.50926in" draw:id="id280" draw:layer="Master1-bg" draw:style-name="a1350" draw:name="Rectangle 23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53" draw:name="Rectangle 25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56" draw:name="Isosceles Triangle 23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59" draw:name="Rectangle 27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62" draw:name="Rectangle 28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65" draw:name="Rectangle 29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68" draw:name="Isosceles Triangle 27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71" draw:name="Isosceles Triangle 28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19" draw:name="Vertical Title 1" svg:x="8.71355in" svg:y="0.66667in" svg:width="1.42688in" svg:height="5.74306in" presentation:class="title" presentation:placeholder="false">
        <draw:text-box>
          <text:p text:style-name="a1318" text:class-names="" text:cond-style-name=""><text:span text:style-name="a1317" text:class-names="">Click to edit Master title style</text:span></text:p>
        </draw:text-box>
        <svg:title/>
        <svg:desc/>
      </draw:frame>
      <draw:frame draw:id="id274" presentation:style-name="a1335" draw:name="Vertical Text Placeholder 2" svg:x="0.74074in" svg:y="0.66667in" svg:width="7.72107in" svg:height="5.74306in" presentation:class="outline" presentation:placeholder="false">
        <draw:text-box>
          <text:list text:style-name="a1322">
            <text:list-item>
              <text:p text:style-name="a1321" text:class-names="" text:cond-style-name=""><text:span text:style-name="a1320" text:class-names="">Edit Master text styles</text:span></text:p>
            </text:list-item>
          </text:list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4">
            <text:list-item>
              <text:list text:style-name="a1334">
                <text:list-item>
                  <text:list text:style-name="a1334">
                    <text:list-item>
                      <text:list text:style-name="a1334">
                        <text:list-item>
                          <text:list text:style-name="a1334">
                            <text:list-item>
                              <text:p text:style-name="a1333" text:class-names="" text:cond-style-name=""><text:span text:style-name="a1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39" draw:name="Date Placeholder 3" svg:x="7.87963in" svg:y="6.60691in" svg:width="0.99731in" svg:height="0.39931in" presentation:class="date-time" presentation:placeholder="false">
        <draw:text-box>
          <text:p text:style-name="a1338" text:class-names="" text:cond-style-name=""><text:span text:style-name="a1336" text:class-names=""><text:date text:fixed="false" style:data-style-name="a1337">6/9/2021</text:date></text:span></text:p>
        </draw:text-box>
        <svg:title/>
        <svg:desc/>
      </draw:frame>
      <draw:frame draw:id="id276" presentation:style-name="a1342" draw:name="Footer Placeholder 4" svg:x="0.74074in" svg:y="6.60691in" svg:width="6.88715in" svg:height="0.39931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277" presentation:style-name="a1345" draw:name="Slide Number Placeholder 5" svg:x="9.39486in" svg:y="6.60691in" svg:width="0.74731in" svg:height="0.39931in" presentation:class="page-number" presentation:placeholder="false">
        <draw:text-box>
          <text:p text:style-name="a1344" text:class-names="" text:cond-style-name=""><text:span text:style-name="a1343" text:class-names=""><text:page-number style:num-format="1" text:fixed="false"/></text:span></text:p>
        </draw:text-box>
        <svg:title/>
        <svg:desc/>
      </draw:frame>
      <presentation:notes style:page-layout-name="pageLayout2" draw:style-name="a1401">
        <draw:frame draw:id="id16" presentation:style-name="a1374" draw:name="Header Placeholder 1" svg:x="0in" svg:y="0in" svg:width="3.25in" svg:height="0.50174in" presentation:class="header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17" presentation:style-name="a1378" draw:name="Date Placeholder 2" svg:x="4.24826in" svg:y="0in" svg:width="3.25in" svg:height="0.50174in" presentation:class="date-time" presentation:placeholder="false">
          <draw:text-box>
            <text:p text:style-name="a1377" text:class-names="" text:cond-style-name=""><text:span text:style-name="a1375" text:class-names=""><text:date text:fixed="false" style:data-style-name="a1376">6/9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79" draw:name="Slide Image Placeholder 3">
          <svg:title/>
          <svg:desc/>
        </draw:page-thumbnail>
        <draw:frame draw:id="id19" presentation:style-name="a1394" draw:name="Notes Placeholder 4" svg:x="0.75in" svg:y="4.8125in" svg:width="6in" svg:height="3.9375in" presentation:class="notes" presentation:placeholder="false">
          <draw:text-box>
            <text:p text:style-name="a1381" text:class-names="" text:cond-style-name=""><text:span text:style-name="a1380" text:class-names="">Edit Master text styles</text:span></text:p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Second level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list text:style-name="a1387">
                      <text:list-item>
                        <text:p text:style-name="a1386" text:class-names="" text:cond-style-name=""><text:span text:style-name="a13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list text:style-name="a1390">
                          <text:list-item>
                            <text:p text:style-name="a1389" text:class-names="" text:cond-style-name=""><text:span text:style-name="a13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list text:style-name="a1393">
                      <text:list-item>
                        <text:list text:style-name="a1393">
                          <text:list-item>
                            <text:list text:style-name="a1393">
                              <text:list-item>
                                <text:p text:style-name="a1392" text:class-names="" text:cond-style-name=""><text:span text:style-name="a13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97" draw:name="Footer Placeholder 5" svg:x="0in" svg:y="9.49826in" svg:width="3.25in" svg:height="0.50174in" presentation:class="footer" presentation:placeholder="false">
          <draw:text-box>
            <text:p text:style-name="a1396" text:class-names="" text:cond-style-name=""><text:span text:style-name="a1395" text:class-names=""/></text:p>
          </draw:text-box>
          <svg:title/>
          <svg:desc/>
        </draw:frame>
        <draw:frame draw:id="id21" presentation:style-name="a1400" draw:name="Slide Number Placeholder 6" svg:x="4.24826in" svg:y="9.49826in" svg:width="3.25in" svg:height="0.50174in" presentation:class="page-number" presentation:placeholder="false">
          <draw:text-box>
            <text:p text:style-name="a1399" text:class-names="" text:cond-style-name=""><text:span text:style-name="a13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dées d’évolutions du site decidelabiolocale.org</dc:title>
    <meta:initial-creator>VU Duy Minh</meta:initial-creator>
    <dc:creator>VU Duy Minh</dc:creator>
    <meta:creation-date>2021-05-19T14:06:49Z</meta:creation-date>
    <dc:date>2021-06-17T07:15:34Z</dc:date>
    <meta:template xlink:href="Facet" xlink:type="simple"/>
    <meta:editing-cycles>9</meta:editing-cycles>
    <meta:editing-duration>PT694094S</meta:editing-duration>
    <meta:document-statistic meta:paragraph-count="22" meta:word-count="166"/>
  </office:meta>
</office:document-meta>
</file>